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6" style:family="paragraph"/>
    <style:style style:name="P5" style:parent-style-name="Normal" style:list-style-name="LFO6" style:family="paragraph"/>
    <style:style style:name="P6" style:parent-style-name="Normal" style:list-style-name="LFO6" style:family="paragraph"/>
    <style:style style:name="P7" style:parent-style-name="Normal" style:list-style-name="LFO6" style:family="paragraph"/>
    <style:style style:name="P8" style:parent-style-name="Normal" style:list-style-name="LFO6" style:family="paragraph"/>
    <style:style style:name="P9" style:parent-style-name="Normal" style:list-style-name="LFO6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P33" style:parent-style-name="Normal" style:list-style-name="LFO3" style:family="paragraph"/>
    <style:style style:name="P34" style:parent-style-name="Normal" style:list-style-name="LFO3" style:family="paragraph"/>
    <style:style style:name="P35" style:parent-style-name="Normal" style:list-style-name="LFO3" style:family="paragraph"/>
    <style:style style:name="P36" style:parent-style-name="Normal" style:list-style-name="LFO3" style:family="paragraph"/>
    <style:style style:name="P37" style:parent-style-name="Normal" style:list-style-name="LFO3" style:family="paragraph"/>
    <style:style style:name="P38" style:parent-style-name="Normal" style:list-style-name="LFO3" style:family="paragraph"/>
    <style:style style:name="P39" style:parent-style-name="Normal" style:list-style-name="LFO3" style:family="paragraph"/>
    <style:style style:name="P40" style:parent-style-name="Normal" style:list-style-name="LFO3" style:family="paragraph"/>
    <style:style style:name="P41" style:parent-style-name="Normal" style:list-style-name="LFO3" style:family="paragraph"/>
    <style:style style:name="P42" style:parent-style-name="Normal" style:list-style-name="LFO3" style:family="paragraph"/>
    <style:style style:name="P43" style:parent-style-name="Normal" style:list-style-name="LFO3" style:family="paragraph"/>
    <style:style style:name="P44" style:parent-style-name="Normal" style:list-style-name="LFO3" style:family="paragraph"/>
    <style:style style:name="P45" style:parent-style-name="Normal" style:list-style-name="LFO3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P48" style:parent-style-name="Normal" style:list-style-name="LFO4" style:family="paragraph"/>
    <style:style style:name="P49" style:parent-style-name="Normal" style:list-style-name="LFO4" style:family="paragraph"/>
    <style:style style:name="P50" style:parent-style-name="Normal" style:list-style-name="LFO4" style:family="paragraph"/>
    <style:style style:name="P51" style:parent-style-name="Normal" style:list-style-name="LFO4" style:family="paragraph"/>
    <style:style style:name="P52" style:parent-style-name="Normal" style:list-style-name="LFO4" style:family="paragraph"/>
    <style:style style:name="P53" style:parent-style-name="Normal" style:list-style-name="LFO4" style:family="paragraph"/>
    <style:style style:name="P54" style:parent-style-name="Normal" style:list-style-name="LFO4" style:family="paragraph"/>
    <style:style style:name="P55" style:parent-style-name="Normal" style:list-style-name="LFO4" style:family="paragraph"/>
    <style:style style:name="P56" style:parent-style-name="Normal" style:list-style-name="LFO4" style:family="paragraph"/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/>
    </style:style>
    <style:style style:name="P59" style:parent-style-name="Normal" style:list-style-name="LFO7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7" style:family="paragraph"/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P64" style:parent-style-name="Normal" style:list-style-name="LFO8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8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font-weight="bold" style:font-weight-asian="bold" style:font-weight-complex="bold"/>
    </style:style>
    <style:style style:name="P69" style:parent-style-name="Normal" style:list-style-name="LFO9" style:family="paragraph"/>
    <style:style style:name="P70" style:parent-style-name="Normal" style:family="paragraph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Normal" style:family="paragraph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P96" style:parent-style-name="Normal" style:family="paragraph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  <style:style style:name="P98" style:parent-style-name="Normal" style:list-style-name="LFO10" style:family="paragraph"/>
    <style:style style:name="P99" style:parent-style-name="Normal" style:list-style-name="LFO10" style:family="paragraph"/>
    <style:style style:name="P100" style:parent-style-name="Normal" style:list-style-name="LFO10" style:family="paragraph"/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list-style-name="LFO11" style:family="paragraph"/>
    <style:style style:name="P103" style:parent-style-name="Normal" style:list-style-name="LFO11" style:family="paragraph"/>
    <style:style style:name="P104" style:parent-style-name="Normal" style:list-style-name="LFO11" style:family="paragraph"/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list-style-name="LFO12" style:family="paragraph"/>
    <style:style style:name="P107" style:parent-style-name="Normal" style:list-style-name="LFO12" style:family="paragraph"/>
    <style:style style:name="P108" style:parent-style-name="Normal" style:list-style-name="LFO12" style:family="paragraph"/>
    <style:style style:name="P109" style:parent-style-name="Normal" style:family="paragraph">
      <style:text-properties fo:font-weight="bold" style:font-weight-asian="bold" style:font-weight-complex="bold"/>
    </style:style>
    <style:style style:name="P110" style:parent-style-name="Normal" style:list-style-name="LFO13" style:family="paragraph"/>
    <style:style style:name="P111" style:parent-style-name="Normal" style:list-style-name="LFO13" style:family="paragraph"/>
    <style:style style:name="P112" style:parent-style-name="Normal" style:list-style-name="LFO13" style:family="paragraph"/>
    <style:style style:name="P113" style:parent-style-name="Normal" style:list-style-name="LFO13" style:family="paragraph"/>
    <style:style style:name="P114" style:parent-style-name="Normal" style:list-style-name="LFO13" style:family="paragraph"/>
    <style:style style:name="P115" style:parent-style-name="Normal" style:family="paragraph">
      <style:text-properties fo:font-weight="bold" style:font-weight-asian="bold" style:font-weight-complex="bold"/>
    </style:style>
    <style:style style:name="P116" style:parent-style-name="Normal" style:list-style-name="LFO14" style:family="paragraph"/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/>
    </style:style>
    <style:style style:name="P119" style:parent-style-name="Normal" style:list-style-name="LFO14" style:family="paragraph"/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122" style:parent-style-name="DefaultParagraphFont" style:family="text">
      <style:text-properties fo:font-weight="bold" style:font-weight-asian="bold" style:font-weight-complex="bold"/>
    </style:style>
    <style:style style:name="P123" style:parent-style-name="Normal" style:list-style-name="LFO5" style:family="paragraph"/>
    <style:style style:name="P124" style:parent-style-name="Normal" style:list-style-name="LFO5" style:family="paragraph"/>
    <style:style style:name="P125" style:parent-style-name="Normal" style:list-style-name="LFO5" style:family="paragraph"/>
    <style:style style:name="P126" style:parent-style-name="Normal" style:list-style-name="LFO5" style:family="paragraph"/>
    <style:style style:name="P127" style:parent-style-name="Normal" style:list-style-name="LFO5" style:family="paragraph"/>
    <style:style style:name="P128" style:parent-style-name="Normal" style:list-style-name="LFO5" style:family="paragraph"/>
  </office:automatic-styles>
  <office:body>
    <office:text text:use-soft-page-breaks="true">
      <text:p text:style-name="P1">Test Plan for Dashboard Feature - Marvel Characters</text:p>
      <text:p text:style-name="P2">Overview</text:p>
      <text:p text:style-name="Normal">This test plan outlines the approach for testing the dashboard feature that displays a list of Marvel characters. The testing will cover functional, UI, performance, and compatibility aspects to ensure that the feature meets the requirements specified in the user story and acceptance criteria.</text:p>
      <text:p text:style-name="P3">Test Objectives</text:p>
      <text:list text:style-name="LFO6" text:continue-numbering="true">
        <text:list-item>
          <text:p text:style-name="P4">Verify that the dashboard loads successfully and displays a list of Marvel characters.</text:p>
        </text:list-item>
        <text:list-item>
          <text:p text:style-name="P5">Ensure that each character's thumbnail image, name, short description, number of comics (desktop only), and published date (desktop only) are displayed correctly.</text:p>
        </text:list-item>
        <text:list-item>
          <text:p text:style-name="P6">Validate the functionality of dynamic loading (pagination or infinite scrolling) when scrolling down the list.</text:p>
        </text:list-item>
        <text:list-item>
          <text:p text:style-name="P7">Test the search functionality to ensure it filters characters based on the search term.</text:p>
        </text:list-item>
        <text:list-item>
          <text:p text:style-name="P8">Confirm that a message is displayed when no characters match the search term.</text:p>
        </text:list-item>
        <text:list-item>
          <text:p text:style-name="P9">Verify that clicking on a character displays detailed information about the character.</text:p>
        </text:list-item>
      </text:list>
      <text:p text:style-name="Normal"/>
      <text:p text:style-name="Normal"><text:span text:style-name="T10">Scope</text:span></text:p>
      <text:p text:style-name="Normal"><text:span text:style-name="T11">In Scope:</text:span></text:p>
      <text:list text:style-name="LFO1" text:continue-numbering="true">
        <text:list-item>
          <text:p text:style-name="P12">Testing the display of a list of Marvel characters on the dashboard home page.</text:p>
        </text:list-item>
        <text:list-item>
          <text:p text:style-name="P13">Verification of the following character details for each entry:</text:p>
          <text:list text:continue-numbering="true">
            <text:list-item>
              <text:p text:style-name="P14">Thumbnail image</text:p>
            </text:list-item>
            <text:list-item>
              <text:p text:style-name="P15">Name</text:p>
            </text:list-item>
            <text:list-item>
              <text:p text:style-name="P16">Short description (if available)</text:p>
            </text:list-item>
            <text:list-item>
              <text:p text:style-name="P17">Number of comics (desktop only)</text:p>
            </text:list-item>
            <text:list-item>
              <text:p text:style-name="P18">Published date (desktop only)</text:p>
            </text:list-item>
          </text:list>
        </text:list-item>
        <text:list-item>
          <text:p text:style-name="P19">Testing the dynamic loading of additional characters as the user scrolls down (pagination or infinite scrolling).</text:p>
        </text:list-item>
        <text:list-item>
          <text:p text:style-name="P20">Testing the search functionality:</text:p>
          <text:list text:continue-numbering="true">
            <text:list-item>
              <text:p text:style-name="P21">Displaying characters matching the search term.</text:p>
            </text:list-item>
            <text:list-item>
              <text:p text:style-name="P22">Displaying a "No characters found" message when there are no matches.</text:p>
            </text:list-item>
          </text:list>
        </text:list-item>
        <text:list-item>
          <text:p text:style-name="P23">Testing the functionality to display detailed information when a character is clicked.</text:p>
        </text:list-item>
      </text:list>
      <text:p text:style-name="P24"/>
      <text:p text:style-name="P25"/>
      <text:soft-page-break/>
      <text:p text:style-name="Normal"><text:span text:style-name="T26">Out of Scope:</text:span></text:p>
      <text:list text:style-name="LFO2" text:continue-numbering="true">
        <text:list-item>
          <text:p text:style-name="P27">Backend data retrieval and APIs are assumed to function correctly and are out of the testing scope.</text:p>
        </text:list-item>
        <text:list-item>
          <text:p text:style-name="P28">Testing the design and layout for responsiveness across different devices (except for desktop-specific features).</text:p>
        </text:list-item>
        <text:list-item>
          <text:p text:style-name="P29">Performance and load testing of the dashboard.</text:p>
        </text:list-item>
      </text:list>
      <text:p text:style-name="Normal"><text:span text:style-name="T30">Test Scenarios</text:span></text:p>
      <text:p text:style-name="Normal"><text:span text:style-name="T31">Core Scenarios:</text:span></text:p>
      <text:list text:style-name="LFO3" text:continue-numbering="true">
        <text:list-item>
          <text:p text:style-name="P32">Verify that the dashboard home page loads successfully and displays a list of Marvel characters.</text:p>
          <text:list text:continue-numbering="true">
            <text:list-item>
              <text:p text:style-name="P33">Manual Execution: No</text:p>
            </text:list-item>
          </text:list>
        </text:list-item>
        <text:list-item>
          <text:p text:style-name="P34">Verify that each character entry includes a thumbnail image, name, and short description.</text:p>
          <text:list text:continue-numbering="true">
            <text:list-item>
              <text:p text:style-name="P35">Manual Execution: No</text:p>
            </text:list-item>
          </text:list>
        </text:list-item>
        <text:list-item>
          <text:p text:style-name="P36">Verify that the number of comics and published date are displayed for each character on the desktop view only.</text:p>
          <text:list text:continue-numbering="true">
            <text:list-item>
              <text:p text:style-name="P37">Manual Execution: No</text:p>
            </text:list-item>
          </text:list>
        </text:list-item>
        <text:list-item>
          <text:p text:style-name="P38">Verify that additional characters are loaded as the user scrolls down the list (pagination or infinite scrolling).</text:p>
          <text:list text:continue-numbering="true">
            <text:list-item>
              <text:p text:style-name="P39">Manual Execution: No</text:p>
            </text:list-item>
          </text:list>
        </text:list-item>
        <text:list-item>
          <text:p text:style-name="P40">Verify that the search functionality updates the list to display characters matching the search term.</text:p>
          <text:list text:continue-numbering="true">
            <text:list-item>
              <text:p text:style-name="P41">Manual Execution: No</text:p>
            </text:list-item>
          </text:list>
        </text:list-item>
        <text:list-item>
          <text:p text:style-name="P42">Verify that a message "No characters found" is displayed when no characters match the search term.</text:p>
          <text:list text:continue-numbering="true">
            <text:list-item>
              <text:p text:style-name="P43">Manual Execution: No</text:p>
            </text:list-item>
          </text:list>
        </text:list-item>
        <text:list-item>
          <text:p text:style-name="P44">Verify that clicking on a character displays detailed information about that character.</text:p>
          <text:list text:continue-numbering="true">
            <text:list-item>
              <text:p text:style-name="P45">Manual Execution: No</text:p>
            </text:list-item>
          </text:list>
        </text:list-item>
      </text:list>
      <text:p text:style-name="Normal"><text:span text:style-name="T46">Edge Scenarios:</text:span></text:p>
      <text:list text:style-name="LFO4" text:continue-numbering="true">
        <text:list-item>
          <text:p text:style-name="P47">Verify the behavior when there are no characters available in the database.</text:p>
          <text:list text:continue-numbering="true">
            <text:list-item>
              <text:p text:style-name="P48">Manual Execution: Yes</text:p>
            </text:list-item>
          </text:list>
        </text:list-item>
        <text:list-item>
          <text:p text:style-name="P49">Verify the display of characters with missing thumbnail images or descriptions.</text:p>
          <text:list text:continue-numbering="true">
            <text:list-item>
              <text:p text:style-name="P50">Manual Execution: Yes</text:p>
            </text:list-item>
          </text:list>
        </text:list-item>
        <text:list-item>
          <text:p text:style-name="P51">Verify the response when the search term includes special characters or numbers.</text:p>
          <text:soft-page-break/>
          <text:list text:continue-numbering="true">
            <text:list-item>
              <text:p text:style-name="P52">Manual Execution: No</text:p>
            </text:list-item>
          </text:list>
        </text:list-item>
        <text:list-item>
          <text:p text:style-name="P53">Verify the functionality of infinite scrolling or pagination with a very large dataset.</text:p>
          <text:list text:continue-numbering="true">
            <text:list-item>
              <text:p text:style-name="P54">Manual Execution: No</text:p>
            </text:list-item>
          </text:list>
        </text:list-item>
        <text:list-item>
          <text:p text:style-name="P55">Verify the system's response to network interruptions during the loading of characters.</text:p>
          <text:list text:continue-numbering="true">
            <text:list-item>
              <text:p text:style-name="P56">Manual Execution: Yes</text:p>
            </text:list-item>
          </text:list>
        </text:list-item>
      </text:list>
      <text:p text:style-name="Normal"/>
      <text:p text:style-name="P57">Test Strategy</text:p>
      <text:p text:style-name="P58">Test Approach</text:p>
      <text:list text:style-name="LFO7" text:continue-numbering="true">
        <text:list-item>
          <text:p text:style-name="P59"><text:span text:style-name="T60">Manual Testing</text:span>: Initial test cycles will be conducted manually to cover functional and UI aspects.</text:p>
        </text:list-item>
        <text:list-item>
          <text:p text:style-name="P61"><text:span text:style-name="T62">Automated Testing</text:span>: Subsequent regression cycles will be automated, focusing on repetitive functional and UI checks.</text:p>
        </text:list-item>
      </text:list>
      <text:p text:style-name="P63">Test Environments</text:p>
      <text:list text:style-name="LFO8" text:continue-numbering="true">
        <text:list-item>
          <text:p text:style-name="P64"><text:span text:style-name="T65">Browsers</text:span>: Chrome, Firefox, Safari, Edge</text:p>
        </text:list-item>
        <text:list-item>
          <text:p text:style-name="P66"><text:span text:style-name="T67">Devices</text:span>: Desktop (Windows, macOS), Mobile (iOS, Android)</text:p>
        </text:list-item>
      </text:list>
      <text:p text:style-name="P68">Test Data</text:p>
      <text:list text:style-name="LFO9" text:continue-numbering="true">
        <text:list-item>
          <text:p text:style-name="P69">Sample data set of Marvel characters to cover various scenarios including characters with and without descriptions, varying numbers of comics, and different published dates.</text:p>
        </text:list-item>
      </text:list>
      <text:p text:style-name="P70">Test Cases</text:p>
      <text:p text:style-name="P71">Test Case 1: Dashboard Loads Successfully</text:p>
      <text:p text:style-name="Normal"><text:span text:style-name="T72">Given</text:span>: The user navigates to the dashboard home page.<text:s/><text:span text:style-name="T73">When</text:span>: The dashboard loads successfully.<text:s/><text:span text:style-name="T74">Then</text:span>: A list of Marvel characters is displayed automatically without requiring additional user action.</text:p>
      <text:p text:style-name="P75">Test Case 2: Display of Character Details</text:p>
      <text:p text:style-name="Normal"><text:span text:style-name="T76">Given</text:span>: The user navigates to the dashboard home page.<text:s/><text:span text:style-name="T77">When</text:span>: The dashboard loads successfully.<text:s/><text:span text:style-name="T78">Then</text:span>: Each character displayed includes a thumbnail image, name, short description (if available), number of comics (desktop only), and published date (desktop only).</text:p>
      <text:p text:style-name="P79">Test Case 3: Infinite Scrolling / Pagination</text:p>
      <text:p text:style-name="Normal"><text:span text:style-name="T80">Given</text:span>: The characters are displayed on the dashboard home page.<text:s/><text:span text:style-name="T81">When</text:span>: The user scrolls down the list.<text:s/><text:span text:style-name="T82">Then</text:span>: Additional characters are loaded dynamically (pagination or infinite scrolling).</text:p>
      <text:p text:style-name="P83">Test Case 4: Search Functionality</text:p>
      <text:soft-page-break/>
      <text:p text:style-name="Normal"><text:span text:style-name="T84">Given</text:span>: The characters are displayed on the dashboard home page.<text:s/><text:span text:style-name="T85">When</text:span>: The user enters a search term in the search bar.<text:s/><text:span text:style-name="T86">Then</text:span>: The list updates to display characters matching the search term.</text:p>
      <text:p text:style-name="P87">Test Case 5: No Characters Found Message</text:p>
      <text:p text:style-name="Normal"><text:span text:style-name="T88">Given</text:span>: The characters are displayed on the dashboard home page.<text:s/><text:span text:style-name="T89">When</text:span>: The user performs a search.<text:s/><text:span text:style-name="T90">And</text:span>: No characters match the user’s search term.<text:s/><text:span text:style-name="T91">Then</text:span>: A message is displayed: "No characters found."</text:p>
      <text:p text:style-name="P92">Test Case 6: Character Details Page</text:p>
      <text:p text:style-name="Normal"><text:span text:style-name="T93">Given</text:span>: The characters are displayed on the dashboard home page.<text:s/><text:span text:style-name="T94">When</text:span>: The user clicks on a character.<text:s/><text:span text:style-name="T95">Then</text:span>: Detailed information about the character is shown.</text:p>
      <text:p text:style-name="P96">Test Execution</text:p>
      <text:p text:style-name="P97">Entry Criteria</text:p>
      <text:list text:style-name="LFO10" text:continue-numbering="true">
        <text:list-item>
          <text:p text:style-name="P98">Development of the dashboard feature is complete.</text:p>
        </text:list-item>
        <text:list-item>
          <text:p text:style-name="P99">Test environment is set up and ready.</text:p>
        </text:list-item>
        <text:list-item>
          <text:p text:style-name="P100">Test data is prepared and available.</text:p>
        </text:list-item>
      </text:list>
      <text:p text:style-name="P101">Exit Criteria</text:p>
      <text:list text:style-name="LFO11" text:continue-numbering="true">
        <text:list-item>
          <text:p text:style-name="P102">All test cases are executed.</text:p>
        </text:list-item>
        <text:list-item>
          <text:p text:style-name="P103">All critical and major defects are resolved.</text:p>
        </text:list-item>
        <text:list-item>
          <text:p text:style-name="P104">Test coverage meets the defined requirements.</text:p>
        </text:list-item>
      </text:list>
      <text:p text:style-name="P105">Defect Management</text:p>
      <text:list text:style-name="LFO12" text:continue-numbering="true">
        <text:list-item>
          <text:p text:style-name="P106">Defects will be logged and tracked using a defect tracking tool (e.g., JIRA).</text:p>
        </text:list-item>
        <text:list-item>
          <text:p text:style-name="P107">Defects will be prioritized based on severity and impact.</text:p>
        </text:list-item>
        <text:list-item>
          <text:p text:style-name="P108">Regular defect triage meetings will be conducted.</text:p>
        </text:list-item>
      </text:list>
      <text:p text:style-name="P109">Test Deliverables</text:p>
      <text:list text:style-name="LFO13" text:continue-numbering="true">
        <text:list-item>
          <text:p text:style-name="P110">Test Plan</text:p>
        </text:list-item>
        <text:list-item>
          <text:p text:style-name="P111">Test Cases</text:p>
        </text:list-item>
        <text:list-item>
          <text:p text:style-name="P112">Test Execution Reports</text:p>
        </text:list-item>
        <text:list-item>
          <text:p text:style-name="P113">Defect Reports</text:p>
        </text:list-item>
        <text:list-item>
          <text:p text:style-name="P114">Test Summary Report</text:p>
        </text:list-item>
      </text:list>
      <text:p text:style-name="P115">Risk Management</text:p>
      <text:list text:style-name="LFO14" text:continue-numbering="true">
        <text:list-item>
          <text:p text:style-name="P116"><text:span text:style-name="T117">Risk</text:span>: Delay in test environment setup.<text:s/><text:span text:style-name="T118">Mitigation</text:span>: Coordinate early with IT and DevOps teams.</text:p>
        </text:list-item>
        <text:list-item>
          <text:p text:style-name="P119"><text:span text:style-name="T120">Risk</text:span>: High defect rate in early stages.<text:s/><text:span text:style-name="T121">Mitigation</text:span>: Conduct thorough unit testing and code reviews before handing off to QA.</text:p>
        </text:list-item>
      </text:list>
      <text:p text:style-name="Normal"/>
      <text:p text:style-name="Normal"><text:span text:style-name="T122">Success Criteria</text:span></text:p>
      <text:list text:style-name="LFO5" text:continue-numbering="true">
        <text:list-item>
          <text:p text:style-name="P123">All test scenarios must pass without critical or major defects.</text:p>
        </text:list-item>
        <text:list-item>
          <text:p text:style-name="P124">The list of Marvel characters must display correctly with all required details.</text:p>
        </text:list-item>
        <text:list-item>
          <text:p text:style-name="P125">Dynamic loading of additional characters must function smoothly.</text:p>
        </text:list-item>
        <text:list-item>
          <text:p text:style-name="P126">The search functionality must update the list accurately and display the correct message when there are no matches.</text:p>
        </text:list-item>
        <text:list-item>
          <text:p text:style-name="P127">Detailed character information must be displayed correctly upon clicking a character.</text:p>
        </text:list-item>
        <text:list-item>
          <text:p text:style-name="P128">Any issues found must be documented, and all critical/major issues must be resolved before release.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nehansu Sahoo</meta:initial-creator>
    <dc:creator>Snehansu Sahoo</dc:creator>
    <meta:creation-date>2025-01-10T00:37:00Z</meta:creation-date>
    <dc:date>2025-01-11T04:47:00Z</dc:date>
    <meta:template xlink:href="Normal.dotm" xlink:type="simple"/>
    <meta:editing-cycles>4</meta:editing-cycles>
    <meta:editing-duration>PT101400S</meta:editing-duration>
    <meta:document-statistic meta:page-count="5" meta:paragraph-count="13" meta:word-count="993" meta:character-count="6642" meta:row-count="47" meta:non-whitespace-character-count="5662"/>
  </office:meta>
</office:document-meta>
</file>